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4.805cm"/>
    </style:style>
    <style:style style:name="Tabla1.B" style:family="table-column">
      <style:table-column-properties style:column-width="4.766cm"/>
    </style:style>
    <style:style style:name="Tabla1.C" style:family="table-column">
      <style:table-column-properties style:column-width="8.019cm"/>
    </style:style>
    <style:style style:name="Tabla1.A1" style:family="table-cell">
      <style:table-cell-properties style:vertical-align="middle" fo:padding="0.049cm" fo:border="0.05pt solid #000000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2.669cm"/>
    </style:style>
    <style:style style:name="Tabla2.B" style:family="table-column">
      <style:table-column-properties style:column-width="3.847cm"/>
    </style:style>
    <style:style style:name="Tabla2.C" style:family="table-column">
      <style:table-column-properties style:column-width="11.074cm"/>
    </style:style>
    <style:style style:name="Tabla2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text-properties style:font-name="Google Sans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0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1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3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8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4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5" style:family="paragraph" style:parent-style-name="Text_20_body">
      <style:text-properties style:font-name="Google Sans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7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8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29" style:family="paragraph" style:parent-style-name="Text_20_body">
      <style:text-properties style:font-name="Google Sans Text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 fo:font-style="italic"/>
    </style:style>
    <style:style style:name="T4" style:family="text">
      <style:text-properties style:font-name="Google Sans"/>
    </style:style>
    <style:style style:name="T5" style:family="text">
      <style:text-properties fo:font-weight="bold"/>
    </style:style>
    <style:style style:name="T6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vaScript es un lenguaje de <text:span text:style-name="T5">tipado dinámico</text:span>, lo que significa que las variables no están atadas a un tipo, pero los valores sí lo están.</text:p>
      <text:p text:style-name="Horizontal_20_Line"/>
      <text:h text:style-name="P1" text:outline-level="3">1. Tipos de Datos Primitivos</text:h>
      <text:p text:style-name="P9">Los primitivos son inmutables y se pasan por valor.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5"><text:span text:style-name="Strong_20_Emphasis"><text:span text:style-name="T1">Tipo</text:span></text:span></text:p>
            </table:table-cell>
            <table:table-cell table:style-name="Tabla2.A1" office:value-type="string">
              <text:p text:style-name="P5"><text:span text:style-name="Strong_20_Emphasis"><text:span text:style-name="T1">Valor por defecto</text:span></text:span></text:p>
            </table:table-cell>
            <table:table-cell table:style-name="Tabla2.A1" office:value-type="string">
              <text:p text:style-name="P5"><text:span text:style-name="Strong_20_Emphasis"><text:span text:style-name="T1">Rango / Característica</text:span></text:span></text:p>
            </table:table-cell>
          </table:table-row>
        </table:table-header-rows>
        <table:table-row>
          <table:table-cell table:style-name="Tabla2.A1" office:value-type="string">
            <text:p text:style-name="P16">Number</text:p>
          </table:table-cell>
          <table:table-cell table:style-name="Tabla2.A1" office:value-type="string">
            <text:p text:style-name="P6"><text:span text:style-name="Source_20_Text"><text:span text:style-name="T1">undefined</text:span></text:span></text:p>
          </table:table-cell>
          <table:table-cell table:style-name="Tabla2.A1" office:value-type="string">
            <text:p text:style-name="P8">64-bit float (IEEE 754). De $-(2^{53} - 1)$ a $2^{53} - 1$.</text:p>
          </table:table-cell>
        </table:table-row>
        <table:table-row>
          <table:table-cell table:style-name="Tabla2.A1" office:value-type="string">
            <text:p text:style-name="P16">String</text:p>
          </table:table-cell>
          <table:table-cell table:style-name="Tabla2.A1" office:value-type="string">
            <text:p text:style-name="P6"><text:span text:style-name="Source_20_Text"><text:span text:style-name="T1">undefined</text:span></text:span></text:p>
          </table:table-cell>
          <table:table-cell table:style-name="Tabla2.A1" office:value-type="string">
            <text:p text:style-name="P8">Cadena de caracteres UTF-16.</text:p>
          </table:table-cell>
        </table:table-row>
        <table:table-row>
          <table:table-cell table:style-name="Tabla2.A1" office:value-type="string">
            <text:p text:style-name="P16">Boolean</text:p>
          </table:table-cell>
          <table:table-cell table:style-name="Tabla2.A1" office:value-type="string">
            <text:p text:style-name="P6"><text:span text:style-name="Source_20_Text"><text:span text:style-name="T1">undefined</text:span></text:span></text:p>
          </table:table-cell>
          <table:table-cell table:style-name="Tabla2.A1" office:value-type="string">
            <text:p text:style-name="P6"><text:span text:style-name="Source_20_Text"><text:span text:style-name="T1">true</text:span></text:span><text:span text:style-name="T1"> o </text:span><text:span text:style-name="Source_20_Text"><text:span text:style-name="T1">false</text:span></text:span><text:span text:style-name="T1">.</text:span></text:p>
          </table:table-cell>
        </table:table-row>
        <table:table-row>
          <table:table-cell table:style-name="Tabla2.A1" office:value-type="string">
            <text:p text:style-name="P16">Undefined</text:p>
          </table:table-cell>
          <table:table-cell table:style-name="Tabla2.A1" office:value-type="string">
            <text:p text:style-name="P6"><text:span text:style-name="Source_20_Text"><text:span text:style-name="T1">undefined</text:span></text:span></text:p>
          </table:table-cell>
          <table:table-cell table:style-name="Tabla2.A1" office:value-type="string">
            <text:p text:style-name="P8">Valor de una variable declarada pero no inicializada.</text:p>
          </table:table-cell>
        </table:table-row>
        <table:table-row>
          <table:table-cell table:style-name="Tabla2.A1" office:value-type="string">
            <text:p text:style-name="P16">Null</text:p>
          </table:table-cell>
          <table:table-cell table:style-name="Tabla2.A1" office:value-type="string">
            <text:p text:style-name="P6"><text:span text:style-name="Source_20_Text"><text:span text:style-name="T1">null</text:span></text:span></text:p>
          </table:table-cell>
          <table:table-cell table:style-name="Tabla2.A1" office:value-type="string">
            <text:p text:style-name="P8">Ausencia intencional de valor (técnicamente un primitivo).</text:p>
          </table:table-cell>
        </table:table-row>
        <table:table-row>
          <table:table-cell table:style-name="Tabla2.A1" office:value-type="string">
            <text:p text:style-name="P16">BigInt</text:p>
          </table:table-cell>
          <table:table-cell table:style-name="Tabla2.A1" office:value-type="string">
            <text:p text:style-name="P6"><text:span text:style-name="Source_20_Text"><text:span text:style-name="T1">undefined</text:span></text:span></text:p>
          </table:table-cell>
          <table:table-cell table:style-name="Tabla2.A1" office:value-type="string">
            <text:p text:style-name="P6"><text:span text:style-name="T1">Enteros de precisión arbitraria (ej: </text:span><text:span text:style-name="Source_20_Text"><text:span text:style-name="T1">9007199254740991n</text:span></text:span><text:span text:style-name="T1">).</text:span></text:p>
          </table:table-cell>
        </table:table-row>
        <table:table-row>
          <table:table-cell table:style-name="Tabla2.A1" office:value-type="string">
            <text:p text:style-name="P16">Symbol</text:p>
          </table:table-cell>
          <table:table-cell table:style-name="Tabla2.A1" office:value-type="string">
            <text:p text:style-name="P6"><text:span text:style-name="Source_20_Text"><text:span text:style-name="T1">undefined</text:span></text:span></text:p>
          </table:table-cell>
          <table:table-cell table:style-name="Tabla2.A1" office:value-type="string">
            <text:p text:style-name="P8">Identificador único e inmutable.</text:p>
          </table:table-cell>
        </table:table-row>
      </table:table>
      <text:p text:style-name="Horizontal_20_Line"/>
      <text:h text:style-name="P1" text:outline-level="3">2. Tipos de Objetos (Referencia)</text:h>
      <text:p text:style-name="P9">Se almacenan en el <text:span text:style-name="T6">heap</text:span> y se pasan por referencia.</text:p>
      <text:list text:style-name="L3">
        <text:list-item>
          <text:p text:style-name="P20"><text:span text:style-name="T2">Object</text:span><text:span text:style-name="T1">: </text:span><text:span text:style-name="Source_20_Text"><text:span text:style-name="T1">{key: value}</text:span></text:span><text:span text:style-name="T1">.</text:span></text:p>
        </text:list-item>
        <text:list-item>
          <text:p text:style-name="P20"><text:span text:style-name="T2">Array</text:span><text:span text:style-name="T1">: </text:span><text:span text:style-name="Source_20_Text"><text:span text:style-name="T1">[1, 2, 3]</text:span></text:span><text:span text:style-name="T1"> (Técnicamente es un objeto).</text:span></text:p>
        </text:list-item>
        <text:list-item>
          <text:p text:style-name="P27"><text:span text:style-name="T5">Function</text:span>: Bloques de código ejecutables.</text:p>
        </text:list-item>
      </text:list>
      <text:p text:style-name="Horizontal_20_Line"/>
      <text:h text:style-name="P1" text:outline-level="3">3. Funciones de Conversión (Casting)</text:h>
      <text:p text:style-name="P9">En ingeniería, siempre es preferible la <text:span text:style-name="T5">conversión explícita</text:span> sobre la implícita (coerción).</text:p>
      <text:list text:style-name="L4">
        <text:list-item>
          <text:p text:style-name="P28">A Número:</text:p>
          <text:list>
            <text:list-item>
              <text:p text:style-name="P21"><text:span text:style-name="Source_20_Text"><text:span text:style-name="T1">Number("123")</text:span></text:span><text:span text:style-name="T1">: Conversión estricta.</text:span></text:p>
            </text:list-item>
            <text:list-item>
              <text:p text:style-name="P21"><text:span text:style-name="Source_20_Text"><text:span text:style-name="T1">parseInt("123.5")</text:span></text:span><text:span text:style-name="T1">: Retorna </text:span><text:span text:style-name="Source_20_Text"><text:span text:style-name="T1">123</text:span></text:span><text:span text:style-name="T1"> (entero).</text:span></text:p>
            </text:list-item>
            <text:list-item>
              <text:p text:style-name="P21"><text:soft-page-break/><text:span text:style-name="Source_20_Text"><text:span text:style-name="T1">parseFloat("123.5")</text:span></text:span><text:span text:style-name="T1">: Retorna </text:span><text:span text:style-name="Source_20_Text"><text:span text:style-name="T1">123.5</text:span></text:span><text:span text:style-name="T1">.</text:span></text:p>
            </text:list-item>
            <text:list-item>
              <text:p text:style-name="P21"><text:span text:style-name="Source_20_Text"><text:span text:style-name="T1">+valor</text:span></text:span><text:span text:style-name="T1">: El operador unario </text:span><text:span text:style-name="Source_20_Text"><text:span text:style-name="T1">+</text:span></text:span><text:span text:style-name="T1"> es la forma más rápida de convertir a número.</text:span></text:p>
            </text:list-item>
          </text:list>
        </text:list-item>
        <text:list-item>
          <text:p text:style-name="P28">A String:</text:p>
          <text:list>
            <text:list-item>
              <text:p text:style-name="P21"><text:span text:style-name="Source_20_Text"><text:span text:style-name="T1">String(123)</text:span></text:span><text:span text:style-name="T1"> o </text:span><text:span text:style-name="Source_20_Text"><text:span text:style-name="T1">(123).toString()</text:span></text:span><text:span text:style-name="T1">.</text:span></text:p>
            </text:list-item>
          </text:list>
        </text:list-item>
        <text:list-item>
          <text:p text:style-name="P28">A Boolean:</text:p>
          <text:list>
            <text:list-item>
              <text:p text:style-name="P21"><text:span text:style-name="Source_20_Text"><text:span text:style-name="T1">Boolean(valor)</text:span></text:span><text:span text:style-name="T1"> o </text:span><text:span text:style-name="Source_20_Text"><text:span text:style-name="T1">!!valor</text:span></text:span><text:span text:style-name="T1"> (Doble negación).</text:span></text:p>
            </text:list-item>
          </text:list>
        </text:list-item>
      </text:list>
      <text:p text:style-name="Horizontal_20_Line"/>
      <text:h text:style-name="P1" text:outline-level="3">4. Operadores Clave</text:h>
      <text:h text:style-name="P11" text:outline-level="4">Aritméticos</text:h>
      <text:p text:style-name="P7"><text:span text:style-name="Source_20_Text"><text:span text:style-name="T1">+</text:span></text:span><text:span text:style-name="T1">, </text:span><text:span text:style-name="Source_20_Text"><text:span text:style-name="T1">-</text:span></text:span><text:span text:style-name="T1">, </text:span><text:span text:style-name="Source_20_Text"><text:span text:style-name="T1">*</text:span></text:span><text:span text:style-name="T1">, </text:span><text:span text:style-name="Source_20_Text"><text:span text:style-name="T1">/</text:span></text:span><text:span text:style-name="T1">, </text:span><text:span text:style-name="Source_20_Text"><text:span text:style-name="T1">%</text:span></text:span><text:span text:style-name="T1"> (módulo), </text:span><text:span text:style-name="Source_20_Text"><text:span text:style-name="T1">**</text:span></text:span><text:span text:style-name="T1"> (exponenciación).</text:span></text:p>
      <text:p text:style-name="P13"><text:span text:style-name="T2">Cuidado:</text:span><text:span text:style-name="T1"> </text:span><text:span text:style-name="Source_20_Text"><text:span text:style-name="T1">+</text:span></text:span><text:span text:style-name="T1"> con strings concatena; los demás fuerzan conversión a número.</text:span></text:p>
      <text:h text:style-name="P11" text:outline-level="4">Comparación</text:h>
      <text:list text:style-name="L5">
        <text:list-item>
          <text:p text:style-name="P23"><text:span text:style-name="Source_20_Text"><text:span text:style-name="T1">==</text:span></text:span><text:span text:style-name="T1"> / </text:span><text:span text:style-name="Source_20_Text"><text:span text:style-name="T1">!=</text:span></text:span><text:span text:style-name="T1">: Igualdad/Desigualdad débil (con coerción).</text:span></text:p>
        </text:list-item>
        <text:list-item>
          <text:p text:style-name="P23"><text:span text:style-name="Source_20_Text"><text:span text:style-name="T1">===</text:span></text:span><text:span text:style-name="T1"> / </text:span><text:span text:style-name="Source_20_Text"><text:span text:style-name="T1">!==</text:span></text:span><text:span text:style-name="T1">: Igualdad/Desigualdad </text:span><text:span text:style-name="T2">estricta</text:span><text:span text:style-name="T1"> (recomendado).</text:span></text:p>
        </text:list-item>
        <text:list-item>
          <text:p text:style-name="P23"><text:span text:style-name="Source_20_Text"><text:span text:style-name="T1">&gt;</text:span></text:span><text:span text:style-name="T1">, </text:span><text:span text:style-name="Source_20_Text"><text:span text:style-name="T1">&lt;</text:span></text:span><text:span text:style-name="T1">, </text:span><text:span text:style-name="Source_20_Text"><text:span text:style-name="T1">&gt;=</text:span></text:span><text:span text:style-name="T1">, </text:span><text:span text:style-name="Source_20_Text"><text:span text:style-name="T1">&lt;=</text:span></text:span><text:span text:style-name="T1">.</text:span></text:p>
        </text:list-item>
      </text:list>
      <text:h text:style-name="P11" text:outline-level="4">Lógicos</text:h>
      <text:list text:style-name="L6">
        <text:list-item>
          <text:p text:style-name="P24"><text:span text:style-name="Source_20_Text"><text:span text:style-name="T1">&amp;&amp;</text:span></text:span><text:span text:style-name="T1"> (AND): Retorna el primer valor </text:span><text:span text:style-name="T3">falsy</text:span><text:span text:style-name="T1"> o el último </text:span><text:span text:style-name="T3">truthy</text:span><text:span text:style-name="T1">.</text:span></text:p>
        </text:list-item>
        <text:list-item>
          <text:p text:style-name="P24"><text:span text:style-name="Source_20_Text"><text:span text:style-name="T1">||</text:span></text:span><text:span text:style-name="T1"> (OR): Retorna el primer valor </text:span><text:span text:style-name="T3">truthy</text:span><text:span text:style-name="T1">.</text:span></text:p>
        </text:list-item>
        <text:list-item>
          <text:p text:style-name="P24"><text:span text:style-name="Source_20_Text"><text:span text:style-name="T1">??</text:span></text:span><text:span text:style-name="T1"> (Nullish Coalescing): Retorna el operando derecho solo si el izquierdo es </text:span><text:span text:style-name="Source_20_Text"><text:span text:style-name="T1">null</text:span></text:span><text:span text:style-name="T1"> o </text:span><text:span text:style-name="Source_20_Text"><text:span text:style-name="T1">undefined</text:span></text:span><text:span text:style-name="T1">.</text:span></text:p>
        </text:list-item>
      </text:list>
      <text:p text:style-name="Horizontal_20_Line"/>
      <text:h text:style-name="P1" text:outline-level="3">Ejercicio Práctico para la Terminal</text:h>
      <text:p text:style-name="P9">Propón a tus alumnos que predigan el resultado de esto antes de ejecutarlo:</text:p>
      <text:p text:style-name="P9">JavaScript</text:p>
      <text:p text:style-name="P4"><text:span text:style-name="Source_20_Text"><text:span text:style-name="T1">let a = "10";</text:span></text:span></text:p>
      <text:p text:style-name="P4"><text:span text:style-name="Source_20_Text"><text:span text:style-name="T1">let b = 2;</text:span></text:span></text:p>
      <text:p text:style-name="P4"><text:span text:style-name="Source_20_Text"><text:span text:style-name="T1">console.log(a + b); <text:s text:c="3"/>// "102" (String)</text:span></text:span></text:p>
      <text:p text:style-name="P4"><text:span text:style-name="Source_20_Text"><text:span text:style-name="T1">console.log(a - b); <text:s text:c="3"/>// 8 <text:s text:c="4"/>(Number)</text:span></text:span></text:p>
      <text:p text:style-name="P4"><text:span text:style-name="Source_20_Text"><text:span text:style-name="T1">console.log(Number(a) + b); // 12 (Suma correcta)</text:span></text:span></text:p>
      <text:p text:style-name="P4"><text:span text:style-name="Source_20_Text"><text:span text:style-name="T1">console.log(0 ?? "asignado"); // 0 (?? respeta el 0 a diferencia de ||)</text:span></text:span></text:p>
      <text:p text:style-name="P25"><text:soft-page-break/></text:p>
      <text:p text:style-name="P25"/>
      <text:p text:style-name="P25"/>
      <text:h text:style-name="P2" text:outline-level="3">1. Operaciones Matemáticas Absurdas</text:h>
      <text:p text:style-name="P9">El motor de JS intenta ser "amigable" y convertir tipos (coerción) para que la operación no falle, pero el resultado suele ser cómico.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<text:span text:style-name="Strong_20_Emphasis"><text:span text:style-name="T1">Operación</text:span></text:span></text:p>
            </table:table-cell>
            <table:table-cell table:style-name="Tabla1.A1" office:value-type="string">
              <text:p text:style-name="P5"><text:span text:style-name="Strong_20_Emphasis"><text:span text:style-name="T1">Resultado</text:span></text:span></text:p>
            </table:table-cell>
            <table:table-cell table:style-name="Tabla1.A1" office:value-type="string">
              <text:p text:style-name="P5"><text:span text:style-name="Strong_20_Emphasis"><text:span text:style-name="T1">Por qué sucede</text:span></text:span></text:p>
            </table:table-cell>
          </table:table-row>
        </table:table-header-rows>
        <table:table-row>
          <table:table-cell table:style-name="Tabla1.A1" office:value-type="string">
            <text:p text:style-name="P6"><text:span text:style-name="Source_20_Text"><text:span text:style-name="T1">typeof NaN</text:span></text:span></text:p>
          </table:table-cell>
          <table:table-cell table:style-name="Tabla1.A1" office:value-type="string">
            <text:p text:style-name="P6"><text:span text:style-name="Source_20_Text"><text:span text:style-name="T1">"number"</text:span></text:span></text:p>
          </table:table-cell>
          <table:table-cell table:style-name="Tabla1.A1" office:value-type="string">
            <text:p text:style-name="P8">"Not a Number" es técnicamente un valor numérico inválido.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1">9999999999999999</text:span></text:span></text:p>
          </table:table-cell>
          <table:table-cell table:style-name="Tabla1.A1" office:value-type="string">
            <text:p text:style-name="P6"><text:span text:style-name="Source_20_Text"><text:span text:style-name="T1">10000000000000000</text:span></text:span></text:p>
          </table:table-cell>
          <table:table-cell table:style-name="Tabla1.A1" office:value-type="string">
            <text:p text:style-name="P8">Pérdida de precisión en números de 64 bits (punto flotante).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1">0.1 + 0.2 === 0.3</text:span></text:span></text:p>
          </table:table-cell>
          <table:table-cell table:style-name="Tabla1.A1" office:value-type="string">
            <text:p text:style-name="P6"><text:span text:style-name="Source_20_Text"><text:span text:style-name="T1">false</text:span></text:span></text:p>
          </table:table-cell>
          <table:table-cell table:style-name="Tabla1.A1" office:value-type="string">
            <text:p text:style-name="P6"><text:span text:style-name="T1">El resultado real es </text:span><text:span text:style-name="Source_20_Text"><text:span text:style-name="T1">0.30000000000000004</text:span></text:span><text:span text:style-name="T1"> por la representación binaria.</text:span>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1">Math.max() &lt; Math.min()</text:span></text:span></text:p>
          </table:table-cell>
          <table:table-cell table:style-name="Tabla1.A1" office:value-type="string">
            <text:p text:style-name="P6"><text:span text:style-name="Source_20_Text"><text:span text:style-name="T1">true</text:span></text:span></text:p>
          </table:table-cell>
          <table:table-cell table:style-name="Tabla1.A1" office:value-type="string">
            <text:p text:style-name="P6"><text:span text:style-name="Source_20_Text"><text:span text:style-name="T1">max()</text:span></text:span><text:span text:style-name="T1"> sin argumentos es </text:span><text:span text:style-name="Source_20_Text"><text:span text:style-name="T1">-Infinity</text:span></text:span><text:span text:style-name="T1"> y </text:span><text:span text:style-name="Source_20_Text"><text:span text:style-name="T1">min()</text:span></text:span><text:span text:style-name="T1"> es </text:span><text:span text:style-name="Source_20_Text"><text:span text:style-name="T1">Infinity</text:span></text:span><text:span text:style-name="T1">.</text:span></text:p>
          </table:table-cell>
        </table:table-row>
      </table:table>
      <text:p text:style-name="Horizontal_20_Line"/>
      <text:h text:style-name="P1" text:outline-level="3">2. El "Infierno" de la Suma y Resta</text:h>
      <text:p text:style-name="P7"><text:span text:style-name="T1">El operador </text:span><text:span text:style-name="Source_20_Text"><text:span text:style-name="T1">+</text:span></text:span><text:span text:style-name="T1"> se sobrecarga para concatenar strings, mientras que </text:span><text:span text:style-name="Source_20_Text"><text:span text:style-name="T1">-</text:span></text:span><text:span text:style-name="T1"> solo sirve para matemáticas.</text:span></text:p>
      <text:list text:style-name="L1">
        <text:list-item>
          <text:p text:style-name="P18"><text:span text:style-name="T2">Suma:</text:span><text:span text:style-name="T1"> </text:span><text:span text:style-name="Source_20_Text"><text:span text:style-name="T1">"5" + 3</text:span></text:span><text:span text:style-name="T1"> da </text:span><text:span text:style-name="Source_20_Text"><text:span text:style-name="T1">"53"</text:span></text:span><text:span text:style-name="T1"> (Prioriza concatenar).</text:span></text:p>
        </text:list-item>
        <text:list-item>
          <text:p text:style-name="P18"><text:span text:style-name="T2">Resta:</text:span><text:span text:style-name="T1"> </text:span><text:span text:style-name="Source_20_Text"><text:span text:style-name="T1">"5" - 3</text:span></text:span><text:span text:style-name="T1"> da </text:span><text:span text:style-name="Source_20_Text"><text:span text:style-name="T1">2</text:span></text:span><text:span text:style-name="T1"> (Fuerza a número).</text:span></text:p>
        </text:list-item>
        <text:list-item>
          <text:p text:style-name="P18"><text:span text:style-name="T2">Combinado:</text:span><text:span text:style-name="T1"> </text:span><text:span text:style-name="Source_20_Text"><text:span text:style-name="T1">"5" + 3 - 2</text:span></text:span><text:span text:style-name="T1"> da </text:span><text:span text:style-name="Source_20_Text"><text:span text:style-name="T1">51</text:span></text:span><text:span text:style-name="T1">.</text:span></text:p>
        </text:list-item>
        <text:list-item>
          <text:p text:style-name="P18"><text:span text:style-name="T2">Curiosidad:</text:span><text:span text:style-name="T1"> </text:span><text:span text:style-name="Source_20_Text"><text:span text:style-name="T1">3 &gt; 2 &gt; 1</text:span></text:span><text:span text:style-name="T1"> es </text:span><text:span text:style-name="Source_20_Text"><text:span text:style-name="T1">false</text:span></text:span><text:span text:style-name="T1">.</text:span></text:p>
          <text:list>
            <text:list-item>
              <text:p text:style-name="P18"><text:span text:style-name="T3">Lógica:</text:span><text:span text:style-name="T1"> </text:span><text:span text:style-name="Source_20_Text"><text:span text:style-name="T1">3 &gt; 2</text:span></text:span><text:span text:style-name="T1"> es </text:span><text:span text:style-name="Source_20_Text"><text:span text:style-name="T1">true</text:span></text:span><text:span text:style-name="T1">. Luego </text:span><text:span text:style-name="Source_20_Text"><text:span text:style-name="T1">true &gt; 1</text:span></text:span><text:span text:style-name="T1">. Como </text:span><text:span text:style-name="Source_20_Text"><text:span text:style-name="T1">true</text:span></text:span><text:span text:style-name="T1"> vale </text:span><text:span text:style-name="Source_20_Text"><text:span text:style-name="T1">1</text:span></text:span><text:span text:style-name="T1">, </text:span><text:span text:style-name="Source_20_Text"><text:span text:style-name="T1">1 &gt; 1</text:span></text:span><text:span text:style-name="T1"> es </text:span><text:span text:style-name="Source_20_Text"><text:span text:style-name="T1">false</text:span></text:span><text:span text:style-name="T1">.</text:span></text:p>
            </text:list-item>
          </text:list>
        </text:list-item>
      </text:list>
      <text:p text:style-name="Horizontal_20_Line"/>
      <text:h text:style-name="P1" text:outline-level="3">3. Objetos y Arreglos</text:h>
      <text:p text:style-name="P9">JavaScript trata a los objetos de forma muy particular cuando intenta sumarlos.</text:p>
      <text:p text:style-name="P9">JavaScript</text:p>
      <text:p text:style-name="P4"><text:span text:style-name="Source_20_Text"><text:span text:style-name="T1">[] + [] <text:s text:c="9"/>// "" (String vacío)</text:span></text:span></text:p>
      <text:p text:style-name="P4"><text:span text:style-name="Source_20_Text"><text:span text:style-name="T1">[] + {} <text:s text:c="9"/>// "[object Object]"</text:span></text:span></text:p>
      <text:p text:style-name="P4"><text:soft-page-break/><text:span text:style-name="Source_20_Text"><text:span text:style-name="T1">{} + [] <text:s text:c="9"/>// 0 (En algunas consolas se interpreta como bloque vacío + 0)</text:span></text:span></text:p>
      <text:p text:style-name="P4"><text:span text:style-name="Source_20_Text"><text:span text:style-name="T1">"ba" + + "a" + "a" // "baNaNa" (El + + "a" intenta convertir "a" a número y da NaN)</text:span></text:span></text:p>
      <text:p text:style-name="Horizontal_20_Line"/>
      <text:h text:style-name="P3" text:outline-level="3"><text:span text:style-name="T4">4. La paradoja de </text:span><text:span text:style-name="Source_20_Text"><text:span text:style-name="T1">null</text:span></text:span></text:h>
      <text:p text:style-name="P9">Este es un error histórico reconocido por el creador del lenguaje (Brendan Eich).</text:p>
      <text:p text:style-name="P9">JavaScript</text:p>
      <text:p text:style-name="P4"><text:span text:style-name="Source_20_Text"><text:span text:style-name="T1">typeof null === "object"; // true</text:span></text:span></text:p>
      <text:p text:style-name="P4"><text:span text:style-name="Source_20_Text"><text:span text:style-name="T1">null instanceof Object; <text:s text:c="2"/>// false</text:span></text:span></text:p>
      <text:p text:style-name="P7"><text:span text:style-name="T3">Técnicamente, </text:span><text:span text:style-name="Source_20_Text"><text:span text:style-name="T3">null</text:span></text:span><text:span text:style-name="T3"> es un valor primitivo, pero </text:span><text:span text:style-name="Source_20_Text"><text:span text:style-name="T3">typeof</text:span></text:span><text:span text:style-name="T3"> devuelve </text:span><text:span text:style-name="Source_20_Text"><text:span text:style-name="T3">"object"</text:span></text:span><text:span text:style-name="T3"> debido a un error en la implementación original de los bits de tipo en el motor.</text:span></text:p>
      <text:p text:style-name="Horizontal_20_Line"/>
      <text:h text:style-name="P1" text:outline-level="3">5. Comparaciones No Transitivas</text:h>
      <text:p text:style-name="P7"><text:span text:style-name="T1">La igualdad débil (</text:span><text:span text:style-name="Source_20_Text"><text:span text:style-name="T1">==</text:span></text:span><text:span text:style-name="T1">) no sigue las reglas de la lógica tradicional.</text:span></text:p>
      <text:p text:style-name="P9">JavaScript</text:p>
      <text:p text:style-name="P4"><text:span text:style-name="Source_20_Text"><text:span text:style-name="T1">0 == "0" <text:s text:c="2"/>// true</text:span></text:span></text:p>
      <text:p text:style-name="P4"><text:span text:style-name="Source_20_Text"><text:span text:style-name="T1">0 == [] <text:s text:c="3"/>// true</text:span></text:span></text:p>
      <text:p text:style-name="P4"><text:span text:style-name="Source_20_Text"><text:span text:style-name="T1">"0" == [] <text:s/>// false (¡Aquí se rompe la transitividad!)</text:span></text:span></text:p>
      <text:p text:style-name="Horizontal_20_Line"/>
      <text:h text:style-name="P1" text:outline-level="3">Consejos para la clase (Cuidados)</text:h>
      <text:list text:style-name="L2">
        <text:list-item>
          <text:p text:style-name="P19"><text:span text:style-name="T2">Validar con </text:span><text:span text:style-name="Source_20_Text"><text:span text:style-name="T2">Number.isFinite()</text:span></text:span><text:span text:style-name="T1">: Para evitar problemas con </text:span><text:span text:style-name="Source_20_Text"><text:span text:style-name="T1">NaN</text:span></text:span><text:span text:style-name="T1"> o </text:span><text:span text:style-name="Source_20_Text"><text:span text:style-name="T1">Infinity</text:span></text:span><text:span text:style-name="T1">.</text:span></text:p>
        </text:list-item>
        <text:list-item>
          <text:p text:style-name="P19"><text:span text:style-name="T2">Uso de </text:span><text:span text:style-name="Source_20_Text"><text:span text:style-name="T2">BigInt</text:span></text:span><text:span text:style-name="T1">: Para cálculos con números enteros extremadamente grandes (añadir una </text:span><text:span text:style-name="Source_20_Text"><text:span text:style-name="T1">n</text:span></text:span><text:span text:style-name="T1"> al final: </text:span><text:span text:style-name="Source_20_Text"><text:span text:style-name="T1">9007199254740991n</text:span></text:span><text:span text:style-name="T1">).</text:span></text:p>
        </text:list-item>
        <text:list-item>
          <text:p text:style-name="P19"><text:span text:style-name="T2">Encadenamiento opcional (</text:span><text:span text:style-name="Source_20_Text"><text:span text:style-name="T2">?.</text:span></text:span><text:span text:style-name="T2">)</text:span><text:span text:style-name="T1">: Para evitar errores de tipo "Cannot read property of null" al acceder a objetos.</text:span></text:p>
          <text:list>
            <text:list-item>
              <text:p text:style-name="P19"><text:span text:style-name="T1">Ejemplo: </text:span><text:span text:style-name="Source_20_Text"><text:span text:style-name="T1">lista[0]?.valor</text:span></text:span><text:span text:style-name="T1"> (Si el elemento 0 no existe, devuelve </text:span><text:span text:style-name="Source_20_Text"><text:span text:style-name="T1">undefined</text:span></text:span><text:span text:style-name="T1"> en lugar de romper el programa)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s" fo:country="MX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4:52:18.264227891</meta:creation-date>
    <dc:date>2026-03-09T14:56:25.397301506</dc:date>
    <meta:editing-duration>PT2M51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4" meta:paragraph-count="112" meta:word-count="732" meta:character-count="4310" meta:non-whitespace-character-count="3672"/>
  </office:meta>
</office:document-meta>
</file>